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-chapter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title>JSON Manifest</text:title></text:h>
      <text:h text:style-name="h1n" text:outline-level="2">The manifest.json file</text:h>
      <text:h text:style-name="h2n" text:outline-level="3">JSON file structure </text:h>
      <text:p text:style-name="p">Paquete requires a json file to store the package structure information. The file called <text:span text:style-name="T1">manifest.json</text:span> should have the following structure.</text:p>
      <text:p text:style-name="pre1">{</text:p>
      <text:p text:style-name="pre1"><text:s text:c="4"/>"toc":[</text:p>
      <text:p text:style-name="pre1"><text:s text:c="12"/>{</text:p>
      <text:p text:style-name="pre1"><text:s text:c="16"/>"visible":true,</text:p>
      <text:p text:style-name="pre1"><text:s text:c="16"/>"relPath":"c09bf5db57268971eb69ab42e127cc60/Test_document.htm",</text:p>
      <text:p text:style-name="pre1"><text:s text:c="16"/>"title":"Test Document 1",</text:p>
      <text:p text:style-name="pre1"><text:s text:c="16"/>"children":[]</text:p>
      <text:p text:style-name="pre1"><text:s text:c="12"/>},</text:p>
      <text:p text:style-name="pre1"><text:s text:c="12"/>{</text:p>
      <text:p text:style-name="pre1"><text:s text:c="16"/>"visible":true,</text:p>
      <text:p text:style-name="pre1"><text:s text:c="16"/>"relPath":"007060ee3acef61589935e9d3fb33aca/Test_document2.htm",</text:p>
      <text:p text:style-name="pre1"><text:s text:c="16"/>"title":"Test Document 2",</text:p>
      <text:p text:style-name="pre1"><text:s text:c="16"/>"children":[]</text:p>
      <text:p text:style-name="pre1"><text:s text:c="12"/>}</text:p>
      <text:p text:style-name="pre1"><text:s text:c="8"/>]</text:p>
      <text:p text:style-name="pre1">}</text:p>
      <text:p text:style-name="p">Each document is defined within the structure as:</text:p>
      <text:p text:style-name="pre1"><text:s text:c="4"/>...</text:p>
      <text:p text:style-name="pre1"><text:s text:c="4"/>{</text:p>
      <text:p text:style-name="pre1"><text:s text:c="8"/>"visible":true,</text:p>
      <text:p text:style-name="pre1"><text:s text:c="8"/>"relPath":"c09bf5db57268971eb69ab42e127cc60/Test_document.htm",</text:p>
      <text:p text:style-name="pre1"><text:soft-page-break/><text:s text:c="8"/>"title":"Test Document 1",</text:p>
      <text:p text:style-name="pre1"><text:s text:c="8"/>"children":[]</text:p>
      <text:p text:style-name="pre1"><text:s text:c="4"/>}</text:p>
      <text:p text:style-name="pre1"><text:s text:c="4"/>...</text:p>
      <text:p text:style-name="p"/>
      <text:h text:style-name="h3n" text:outline-level="4">JSON Attributes Definitions </text:h>
      <text:p text:style-name="p"/>
      <text:p text:style-name="dt1">visible</text:p>
      <text:p text:style-name="dd1">If this attribute is set false, then the document will not be shown in paquete's TOC (Table Of Contents).</text:p>
      <text:p text:style-name="dt1">relPath</text:p>
      <text:p text:style-name="dd1">Actual file path for the document.</text:p>
      <text:p text:style-name="dt1">title</text:p>
      <text:p text:style-name="dd1">Title of the document.</text:p>
      <text:p text:style-name="dt1">children</text:p>
      <text:p text:style-name="dd1">Array of child-documents of the document. </text:p>
      <text:p text:style-name="p"/>
      <text:p text:style-name="p">Paquete also supports the <text:s/><text:a xlink:type="simple" xlink:href="http://www.jstree.com/demo/basic_json">jsTree jquery tree plugin</text:a> which is described <text:a xlink:type="simple" xlink:href="http://www.jstree.com/documentation#datastores">her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dt1" style:family="paragraph" style:parent-style-name="p" style:next-style-name="dd1">
      <style:paragraph-properties fo:margin-left="0cm" fo:margin-right="0cm" fo:margin-top="0.21cm" fo:margin-bottom="0cm" fo:text-indent="0cm" style:auto-text-indent="false"/>
      <style:text-properties fo:font-weight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ter " style:num-suffix=":" style:num-format="1" text:start-value="2">
        <style:list-level-properties text:min-label-distance="0.381cm"/>
      </text:outline-level-style>
      <text:outline-level-style text:level="2" style:num-suffix=" " style:num-format="1" text:display-levels="2">
        <style:list-level-properties text:min-label-distance="0.381cm"/>
      </text:outline-level-style>
      <text:outline-level-style text:level="3" style:num-suffix=" " style:num-format="1" text:display-levels="3">
        <style:list-level-properties text:min-label-distance="0.381cm"/>
      </text:outline-level-style>
      <text:outline-level-style text:level="4" style:num-suffix=" " style:num-format="1" text:display-levels="4">
        <style:list-level-properties text:min-label-distance="0.381cm"/>
      </text:outline-level-style>
      <text:outline-level-style text:level="5" style:num-suffix=" " style:num-format="1" text:display-levels="5">
        <style:list-level-properties text:min-label-distance="0.381cm"/>
      </text:outline-level-style>
      <text:outline-level-style text:level="6" style:num-suffix=" " style:num-format="1" text:display-levels="6">
        <style:list-level-properties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><text:title>JSON Manifest</text:title> p.<text:page-number text:select-page="current">2</text:page-number></text:p>
      </style:header>
      <style:header-left>
        <text:p text:style-name="Header_20_left">p.<text:page-number text:select-page="current">2</text:page-number> <text:title>JSON Manifest</text:title></text:p>
      </style:header-left>
    </style:master-page>
    <style:master-page style:name="Left_20_Page" style:display-name="Left Page" style:page-layout-name="Mpm2">
      <style:header>
        <text:p text:style-name="Header_20_right"><text:s/><text:title>JSON Manifest</text:title> <text:page-number text:select-page="current">2</text:page-number></text:p>
      </style:header>
    </style:master-page>
    <style:master-page style:name="Right_20_Page" style:display-name="Right Page" style:page-layout-name="Mpm3">
      <style:header>
        <text:p text:style-name="MP1"><text:page-number text:select-page="current">2</text:page-number> <text:title>JSON Manifest</text:titl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>JSON Manifest</dc:title>
    <meta:initial-creator>Daniel de Byl</meta:initial-creator>
    <meta:creation-date>2007-09-29T18:20:44</meta:creation-date>
    <dc:creator>Bron Chandler</dc:creator>
    <dc:date>2010-06-10T11:00:54</dc:date>
    <dc:language>en-AU</dc:language>
    <meta:editing-cycles>20</meta:editing-cycles>
    <meta:editing-duration>PT01H28M32S</meta:editing-duration>
    <meta:document-statistic meta:table-count="0" meta:image-count="0" meta:object-count="0" meta:page-count="2" meta:paragraph-count="43" meta:word-count="137" meta:character-count="1282"/>
    <meta:user-defined meta:name="Info 1"/>
    <meta:user-defined meta:name="Info 2"/>
    <meta:user-defined meta:name="Info 3"/>
    <meta:user-defined meta:name="Info 4"/>
  </office:meta>
</office:document-meta>
</file>